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FTP.getModeName(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.rece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FTP.endBuffered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FTP.bufferedSend( TFTP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.discardPacke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FTP.bufferedRece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FTP.TF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FTP.send( TFTP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.beginBuffered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